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84d0" officeooo:paragraph-rsid="001284d0"/>
    </style:style>
    <style:style style:name="P2" style:family="paragraph" style:parent-style-name="Standard">
      <style:paragraph-properties fo:text-align="center" style:justify-single-word="false"/>
      <style:text-properties officeooo:rsid="001284d0" officeooo:paragraph-rsid="001284d0"/>
    </style:style>
    <style:style style:name="P3" style:family="paragraph" style:parent-style-name="Standard">
      <style:text-properties fo:font-size="14pt" fo:font-weight="bold" officeooo:rsid="0015aa0f" officeooo:paragraph-rsid="0015aa0f" style:font-size-asian="14pt" style:font-weight-asian="bold" style:font-size-complex="14pt" style:font-weight-complex="bold"/>
    </style:style>
    <style:style style:name="P4" style:family="paragraph" style:parent-style-name="Standard">
      <style:paragraph-properties fo:text-align="start" style:justify-single-word="false"/>
      <style:text-properties officeooo:paragraph-rsid="001dacf1"/>
    </style:style>
    <style:style style:name="P5" style:family="paragraph" style:parent-style-name="Standard">
      <style:paragraph-properties fo:text-align="start" style:justify-single-word="false"/>
      <style:text-properties officeooo:paragraph-rsid="002f238f"/>
    </style:style>
    <style:style style:name="P6" style:family="paragraph" style:parent-style-name="Standard">
      <style:paragraph-properties fo:text-align="start" style:justify-single-word="false"/>
      <style:text-properties officeooo:paragraph-rsid="003692e3"/>
    </style:style>
    <style:style style:name="P7" style:family="paragraph" style:parent-style-name="Standard">
      <style:paragraph-properties fo:text-align="start" style:justify-single-word="false"/>
      <style:text-properties fo:font-size="12pt" officeooo:rsid="001c9f91" officeooo:paragraph-rsid="001c9f91" style:font-size-asian="12pt" style:font-size-complex="12pt"/>
    </style:style>
    <style:style style:name="P8" style:family="paragraph" style:parent-style-name="Standard">
      <style:paragraph-properties fo:text-align="start" style:justify-single-word="false"/>
      <style:text-properties fo:font-size="12pt" officeooo:rsid="000c3b01" officeooo:paragraph-rsid="00189c3c" fo:background-color="transparent" style:font-size-asian="12pt" style:font-size-complex="12pt"/>
    </style:style>
    <style:style style:name="P9" style:family="paragraph" style:parent-style-name="Standard">
      <style:paragraph-properties fo:text-align="start" style:justify-single-word="false"/>
      <style:text-properties fo:font-size="12pt" officeooo:rsid="000c3b01" officeooo:paragraph-rsid="002f238f" fo:background-color="transparent" style:font-size-asian="12pt" style:font-size-complex="12pt"/>
    </style:style>
    <style:style style:name="P10" style:family="paragraph" style:parent-style-name="Standard">
      <style:paragraph-properties fo:text-align="start" style:justify-single-word="false"/>
      <style:text-properties fo:font-size="12pt" fo:font-weight="bold" officeooo:rsid="00314030" officeooo:paragraph-rsid="00314030" fo:background-color="transparent"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ff0000" fo:font-size="10pt" officeooo:rsid="001f9ec2" officeooo:paragraph-rsid="001f9ec2" fo:background-color="transparent" style:font-size-asian="10pt" style:font-size-complex="10pt"/>
    </style:style>
    <style:style style:name="P12" style:family="paragraph" style:parent-style-name="Standard">
      <style:paragraph-properties fo:text-align="start" style:justify-single-word="false"/>
      <style:text-properties fo:color="#ff0000" fo:font-size="10pt" officeooo:rsid="001f9ec2" officeooo:paragraph-rsid="0021310f" fo:background-color="transparent" style:font-size-asian="10pt" style:font-size-complex="10pt"/>
    </style:style>
    <style:style style:name="P13" style:family="paragraph" style:parent-style-name="Standard">
      <style:paragraph-properties fo:text-align="start" style:justify-single-word="false"/>
      <style:text-properties fo:color="#ff0000" fo:font-size="10pt" officeooo:rsid="001f9ec2" officeooo:paragraph-rsid="003692e3" fo:background-color="transparent" style:font-size-asian="10pt" style:font-size-complex="10pt"/>
    </style:style>
    <style:style style:name="P14" style:family="paragraph" style:parent-style-name="Standard">
      <style:paragraph-properties fo:text-align="start" style:justify-single-word="false"/>
      <style:text-properties fo:color="#ff0000" fo:font-size="10pt" officeooo:rsid="000c3b01" officeooo:paragraph-rsid="00189c3c" fo:background-color="transparent" style:font-size-asian="10pt" style:font-size-complex="10pt"/>
    </style:style>
    <style:style style:name="P15" style:family="paragraph" style:parent-style-name="Standard">
      <style:paragraph-properties fo:text-align="start" style:justify-single-word="false"/>
      <style:text-properties fo:color="#ff0000" fo:font-size="10pt" officeooo:rsid="00369fbc" officeooo:paragraph-rsid="003878ce" style:font-size-asian="10pt" style:font-size-complex="10pt"/>
    </style:style>
    <style:style style:name="P16" style:family="paragraph" style:parent-style-name="Standard">
      <style:paragraph-properties fo:text-align="start" style:justify-single-word="false"/>
      <style:text-properties fo:color="#ff0000" fo:font-size="10pt" officeooo:rsid="003a36e3" officeooo:paragraph-rsid="003a36e3" style:font-size-asian="10pt" style:font-size-complex="10pt"/>
    </style:style>
    <style:style style:name="P17" style:family="paragraph" style:parent-style-name="Standard">
      <style:paragraph-properties fo:text-align="start" style:justify-single-word="false"/>
      <style:text-properties fo:color="#000000" fo:font-size="12pt" officeooo:rsid="000c3b01" officeooo:paragraph-rsid="00189c3c" fo:background-color="transparent" style:font-size-asian="12pt" style:font-size-complex="12pt"/>
    </style:style>
    <style:style style:name="P18" style:family="paragraph" style:parent-style-name="Standard">
      <style:paragraph-properties fo:text-align="start" style:justify-single-word="false"/>
      <style:text-properties fo:color="#000000" officeooo:rsid="00369fbc" officeooo:paragraph-rsid="00369fbc"/>
    </style:style>
    <style:style style:name="P19" style:family="paragraph" style:parent-style-name="Standard">
      <style:text-properties officeooo:paragraph-rsid="00301c4e"/>
    </style:style>
    <style:style style:name="P20" style:family="paragraph" style:parent-style-name="Standard">
      <style:paragraph-properties fo:text-align="start" style:justify-single-word="false"/>
      <style:text-properties officeooo:rsid="00369fbc" officeooo:paragraph-rsid="00369fbc"/>
    </style:style>
    <style:style style:name="P21" style:family="paragraph" style:parent-style-name="Standard" style:list-style-name="L1">
      <style:text-properties officeooo:rsid="001428cd" officeooo:paragraph-rsid="001428cd"/>
    </style:style>
    <style:style style:name="P22" style:family="paragraph" style:parent-style-name="Standard" style:list-style-name="L1">
      <style:text-properties officeooo:rsid="0031e35d" officeooo:paragraph-rsid="0031e35d" fo:background-color="#ffff00"/>
    </style:style>
    <style:style style:name="P23" style:family="paragraph" style:parent-style-name="Standard" style:list-style-name="L1">
      <style:text-properties fo:font-size="12pt" fo:font-weight="normal" officeooo:rsid="0033b8f4" officeooo:paragraph-rsid="0033b8f4" fo:background-color="#ffff00" style:font-size-asian="12pt" style:font-weight-asian="normal" style:font-size-complex="12pt" style:font-weight-complex="normal"/>
    </style:style>
    <style:style style:name="P24" style:family="paragraph" style:parent-style-name="Standard" style:list-style-name="L2">
      <style:text-properties fo:font-size="12pt" fo:font-weight="normal" officeooo:rsid="0033b8f4" officeooo:paragraph-rsid="0033b8f4" fo:background-color="#ffff00" style:font-size-asian="12pt" style:font-weight-asian="normal" style:font-size-complex="12pt" style:font-weight-complex="normal"/>
    </style:style>
    <style:style style:name="P25" style:family="paragraph" style:parent-style-name="Standard" style:list-style-name="L2">
      <style:text-properties fo:font-size="12pt" fo:font-weight="normal" officeooo:rsid="0033b8f4" officeooo:paragraph-rsid="0033b8f4" style:font-size-asian="12pt" style:font-weight-asian="normal" style:font-size-complex="12pt" style:font-weight-complex="normal"/>
    </style:style>
    <style:style style:name="P26" style:family="paragraph" style:parent-style-name="Standard" style:list-style-name="L3">
      <style:paragraph-properties fo:text-align="start" style:justify-single-word="false"/>
      <style:text-properties fo:font-size="12pt" officeooo:rsid="0007c8a4" officeooo:paragraph-rsid="00189c3c" style:font-size-asian="12pt" style:font-size-complex="12pt"/>
    </style:style>
    <style:style style:name="P27" style:family="paragraph" style:parent-style-name="Standard" style:list-style-name="L3">
      <style:paragraph-properties fo:text-align="start" style:justify-single-word="false"/>
      <style:text-properties fo:font-size="12pt" officeooo:paragraph-rsid="00189c3c" style:font-size-asian="12pt" style:font-size-complex="12pt"/>
    </style:style>
    <style:style style:name="P28" style:family="paragraph" style:parent-style-name="Standard" style:list-style-name="L3">
      <style:paragraph-properties fo:text-align="start" style:justify-single-word="false"/>
      <style:text-properties fo:font-size="12pt" officeooo:rsid="00097756" officeooo:paragraph-rsid="00189c3c" style:font-size-asian="12pt" style:font-size-complex="12pt"/>
    </style:style>
    <style:style style:name="P29" style:family="paragraph" style:parent-style-name="Standard" style:list-style-name="L3">
      <style:paragraph-properties fo:text-align="start" style:justify-single-word="false"/>
      <style:text-properties fo:font-size="12pt" officeooo:rsid="000a7f0b" officeooo:paragraph-rsid="00189c3c" style:font-size-asian="12pt" style:font-size-complex="12pt"/>
    </style:style>
    <style:style style:name="P30" style:family="paragraph" style:parent-style-name="Standard" style:list-style-name="L3">
      <style:paragraph-properties fo:text-align="start" style:justify-single-word="false"/>
      <style:text-properties fo:font-size="12pt" officeooo:rsid="00189c3c" officeooo:paragraph-rsid="00189c3c" style:font-size-asian="12pt" style:font-size-complex="12pt"/>
    </style:style>
    <style:style style:name="P31" style:family="paragraph" style:parent-style-name="Standard" style:list-style-name="L3">
      <style:paragraph-properties fo:text-align="start" style:justify-single-word="false"/>
      <style:text-properties fo:font-size="12pt" officeooo:rsid="00189c3c" officeooo:paragraph-rsid="001c9f91" style:font-size-asian="12pt" style:font-size-complex="12pt"/>
    </style:style>
    <style:style style:name="P32" style:family="paragraph" style:parent-style-name="Standard" style:list-style-name="L3">
      <style:paragraph-properties fo:text-align="start" style:justify-single-word="false"/>
      <style:text-properties fo:font-size="12pt" officeooo:rsid="001c9f91" officeooo:paragraph-rsid="001c9f91" style:font-size-asian="12pt" style:font-size-complex="12pt"/>
    </style:style>
    <style:style style:name="P33" style:family="paragraph" style:parent-style-name="Standard" style:list-style-name="L4">
      <style:paragraph-properties fo:text-align="start" style:justify-single-word="false"/>
      <style:text-properties fo:font-size="12pt" officeooo:rsid="001dacf1" officeooo:paragraph-rsid="001f9ec2" style:font-size-asian="12pt" style:font-size-complex="12pt"/>
    </style:style>
    <style:style style:name="P34" style:family="paragraph" style:parent-style-name="Standard" style:list-style-name="L4">
      <style:paragraph-properties fo:text-align="start" style:justify-single-word="false"/>
      <style:text-properties fo:font-size="12pt" officeooo:rsid="001dacf1" officeooo:paragraph-rsid="001dacf1" style:font-size-asian="12pt" style:font-size-complex="12pt"/>
    </style:style>
    <style:style style:name="P35" style:family="paragraph" style:parent-style-name="Standard" style:list-style-name="L4">
      <style:text-properties fo:font-size="12pt" officeooo:rsid="001f9ec2" officeooo:paragraph-rsid="001f9ec2" style:font-size-asian="12pt" style:font-size-complex="12pt"/>
    </style:style>
    <style:style style:name="P36" style:family="paragraph" style:parent-style-name="Standard" style:list-style-name="L4">
      <style:paragraph-properties fo:text-align="start" style:justify-single-word="false"/>
      <style:text-properties fo:font-size="12pt" officeooo:rsid="001f9ec2" officeooo:paragraph-rsid="001f9ec2" style:font-size-asian="12pt" style:font-size-complex="12pt"/>
    </style:style>
    <style:style style:name="P37" style:family="paragraph" style:parent-style-name="Standard" style:list-style-name="L4">
      <style:paragraph-properties fo:text-align="start" style:justify-single-word="false"/>
      <style:text-properties fo:font-size="12pt" officeooo:rsid="0021310f" officeooo:paragraph-rsid="0021310f" style:font-size-asian="12pt" style:font-size-complex="12pt"/>
    </style:style>
    <style:style style:name="P38" style:family="paragraph" style:parent-style-name="Standard" style:list-style-name="L1">
      <style:paragraph-properties fo:text-align="start" style:justify-single-word="false"/>
      <style:text-properties fo:font-size="12pt" officeooo:rsid="00314030" officeooo:paragraph-rsid="00314030" fo:background-color="transparent" style:font-size-asian="12pt" style:font-size-complex="12pt"/>
    </style:style>
    <style:style style:name="P39" style:family="paragraph" style:parent-style-name="Standard" style:list-style-name="L6">
      <style:paragraph-properties fo:text-align="start" style:justify-single-word="false"/>
      <style:text-properties fo:font-size="12pt" officeooo:rsid="00369fbc" officeooo:paragraph-rsid="00369fbc" fo:background-color="transparent" style:font-size-asian="12pt" style:font-size-complex="12pt"/>
    </style:style>
    <style:style style:name="P40" style:family="paragraph" style:parent-style-name="Standard">
      <style:paragraph-properties fo:text-align="start" style:justify-single-word="false"/>
      <style:text-properties fo:font-size="12pt" officeooo:rsid="00369fbc" officeooo:paragraph-rsid="00369fbc" fo:background-color="transparent" style:font-size-asian="12pt" style:font-size-complex="12pt"/>
    </style:style>
    <style:style style:name="P41" style:family="paragraph" style:parent-style-name="Standard" style:list-style-name="L3">
      <style:paragraph-properties fo:text-align="start" style:justify-single-word="false"/>
      <style:text-properties officeooo:paragraph-rsid="001b5de3"/>
    </style:style>
    <style:style style:name="P42" style:family="paragraph" style:parent-style-name="Standard" style:list-style-name="L5">
      <style:paragraph-properties fo:text-align="start" style:justify-single-word="false"/>
      <style:text-properties officeooo:paragraph-rsid="0021310f"/>
    </style:style>
    <style:style style:name="P43" style:family="paragraph" style:parent-style-name="Standard" style:list-style-name="L1">
      <style:paragraph-properties fo:text-align="start" style:justify-single-word="false"/>
      <style:text-properties officeooo:paragraph-rsid="002f238f"/>
    </style:style>
    <style:style style:name="P44" style:family="paragraph" style:parent-style-name="Standard" style:list-style-name="L6">
      <style:paragraph-properties fo:text-align="start" style:justify-single-word="false"/>
      <style:text-properties officeooo:paragraph-rsid="003878ce"/>
    </style:style>
    <style:style style:name="P45" style:family="paragraph" style:parent-style-name="Standard" style:list-style-name="L6">
      <style:paragraph-properties fo:text-align="start" style:justify-single-word="false"/>
      <style:text-properties officeooo:paragraph-rsid="003b9a36"/>
    </style:style>
    <style:style style:name="P46" style:family="paragraph" style:parent-style-name="Standard" style:list-style-name="L6">
      <style:paragraph-properties fo:text-align="start" style:justify-single-word="false"/>
      <style:text-properties officeooo:paragraph-rsid="0045594a"/>
    </style:style>
    <style:style style:name="P47" style:family="paragraph" style:parent-style-name="Standard">
      <style:paragraph-properties fo:text-align="start" style:justify-single-word="false"/>
      <style:text-properties officeooo:paragraph-rsid="0045594a"/>
    </style:style>
    <style:style style:name="P48" style:family="paragraph" style:parent-style-name="Standard" style:list-style-name="L3">
      <style:paragraph-properties fo:text-align="start" style:justify-single-word="false"/>
      <style:text-properties fo:font-size="14pt" officeooo:rsid="00189c3c" officeooo:paragraph-rsid="00189c3c" style:font-size-asian="14pt" style:font-size-complex="14pt"/>
    </style:style>
    <style:style style:name="P49" style:family="paragraph" style:parent-style-name="Standard">
      <style:text-properties fo:font-size="14pt" fo:font-weight="bold" officeooo:rsid="002e0d3b" officeooo:paragraph-rsid="002e0d3b" style:font-size-asian="14pt" style:font-weight-asian="bold" style:font-size-complex="14pt" style:font-weight-complex="bold"/>
    </style:style>
    <style:style style:name="P50" style:family="paragraph" style:parent-style-name="Standard">
      <style:paragraph-properties fo:text-align="start" style:justify-single-word="false"/>
      <style:text-properties fo:color="#000000" fo:font-size="12pt" officeooo:rsid="000c3b01" officeooo:paragraph-rsid="00189c3c" fo:background-color="#2a6099" style:font-size-asian="12pt" style:font-size-complex="12pt"/>
    </style:style>
    <style:style style:name="P51" style:family="paragraph" style:parent-style-name="Standard">
      <style:paragraph-properties fo:text-align="start" style:justify-single-word="false"/>
      <style:text-properties fo:color="#000000" fo:font-size="12pt" officeooo:rsid="000c3b01" officeooo:paragraph-rsid="00189c3c" fo:background-color="transparent" style:font-size-asian="12pt" style:font-size-complex="12pt"/>
    </style:style>
    <style:style style:name="P52" style:family="paragraph" style:parent-style-name="Standard">
      <style:paragraph-properties fo:text-align="start" style:justify-single-word="false"/>
      <style:text-properties fo:color="#000000" fo:font-size="12pt" officeooo:rsid="000c3b01" officeooo:paragraph-rsid="002f238f" fo:background-color="transparent" style:font-size-asian="12pt" style:font-size-complex="12pt"/>
    </style:style>
    <style:style style:name="P53" style:family="paragraph" style:parent-style-name="Standard">
      <style:paragraph-properties fo:text-align="start" style:justify-single-word="false"/>
      <style:text-properties fo:color="#000000" fo:font-size="12pt" officeooo:rsid="0025fa55" officeooo:paragraph-rsid="0025fa55" fo:background-color="transparent" style:font-size-asian="12pt" style:font-size-complex="12pt"/>
    </style:style>
    <style:style style:name="P54" style:family="paragraph" style:parent-style-name="Standard" style:list-style-name="L1">
      <style:paragraph-properties fo:text-align="start" style:justify-single-word="false"/>
      <style:text-properties fo:color="#000000" fo:font-size="12pt" officeooo:rsid="002f238f" officeooo:paragraph-rsid="002f238f" fo:background-color="transparent" style:font-size-asian="12pt" style:font-size-complex="12pt"/>
    </style:style>
    <style:style style:name="P55" style:family="paragraph" style:parent-style-name="Standard" style:list-style-name="L1">
      <style:paragraph-properties fo:text-align="start" style:justify-single-word="false"/>
      <style:text-properties fo:color="#000000" fo:font-size="12pt" officeooo:rsid="00301c4e" officeooo:paragraph-rsid="00301c4e" fo:background-color="transparent" style:font-size-asian="12pt" style:font-size-complex="12pt"/>
    </style:style>
    <style:style style:name="P56" style:family="paragraph" style:parent-style-name="Standard" style:list-style-name="L1">
      <style:paragraph-properties fo:text-align="start" style:justify-single-word="false"/>
      <style:text-properties fo:color="#000000" fo:font-size="12pt" officeooo:rsid="00314030" officeooo:paragraph-rsid="00314030" fo:background-color="transparent" style:font-size-asian="12pt" style:font-size-complex="12pt"/>
    </style:style>
    <style:style style:name="P57" style:family="paragraph" style:parent-style-name="Standard">
      <style:paragraph-properties fo:text-align="start" style:justify-single-word="false"/>
      <style:text-properties fo:color="#000000" fo:font-size="12pt" officeooo:rsid="00314030" officeooo:paragraph-rsid="00314030" fo:background-color="transparent" style:font-size-asian="12pt" style:font-size-complex="12pt"/>
    </style:style>
    <style:style style:name="P58" style:family="paragraph" style:parent-style-name="Standard" style:list-style-name="L6">
      <style:paragraph-properties fo:text-align="start" style:justify-single-word="false"/>
      <style:text-properties fo:color="#000000" fo:font-size="12pt" officeooo:rsid="003692e3" officeooo:paragraph-rsid="003692e3" fo:background-color="transparent" style:font-size-asian="12pt" style:font-size-complex="12pt"/>
    </style:style>
    <style:style style:name="P59" style:family="paragraph" style:parent-style-name="Standard">
      <style:paragraph-properties fo:text-align="start" style:justify-single-word="false"/>
      <style:text-properties fo:color="#000000" fo:font-size="12pt" fo:font-weight="bold" officeooo:rsid="003878ce" officeooo:paragraph-rsid="003878ce" fo:background-color="transparent" style:font-size-asian="12pt" style:font-weight-asian="bold" style:font-size-complex="12pt" style:font-weight-complex="bold"/>
    </style:style>
    <style:style style:name="P60" style:family="paragraph" style:parent-style-name="Standard" style:list-style-name="L6">
      <style:paragraph-properties fo:text-align="start" style:justify-single-word="false"/>
      <style:text-properties fo:color="#000000" officeooo:rsid="00369fbc" officeooo:paragraph-rsid="00369fbc"/>
    </style:style>
    <style:style style:name="P61" style:family="paragraph" style:parent-style-name="Standard">
      <style:paragraph-properties fo:text-align="start" style:justify-single-word="false"/>
      <style:text-properties fo:color="#000000" fo:font-size="10pt" officeooo:rsid="003878ce" officeooo:paragraph-rsid="003878ce" fo:background-color="transparent" style:font-size-asian="10pt" style:font-size-complex="10pt"/>
    </style:style>
    <style:style style:name="P62" style:family="paragraph" style:parent-style-name="Standard" style:list-style-name="L6">
      <style:paragraph-properties fo:text-align="start" style:justify-single-word="false"/>
      <style:text-properties fo:color="#000000" officeooo:rsid="0043f57c" officeooo:paragraph-rsid="0043f57c"/>
    </style:style>
    <style:style style:name="P63" style:family="paragraph" style:parent-style-name="Standard" style:list-style-name="L6">
      <style:paragraph-properties fo:text-align="start" style:justify-single-word="false"/>
      <style:text-properties fo:color="#000000" officeooo:rsid="0040f41f" officeooo:paragraph-rsid="0040f41f"/>
    </style:style>
    <style:style style:name="P64" style:family="paragraph" style:parent-style-name="Standard">
      <style:paragraph-properties fo:text-align="start" style:justify-single-word="false"/>
      <style:text-properties fo:color="#000000" officeooo:rsid="0040f41f" officeooo:paragraph-rsid="0040f41f"/>
    </style:style>
    <style:style style:name="P65" style:family="paragraph" style:parent-style-name="Standard" style:list-style-name="L6">
      <style:paragraph-properties fo:text-align="start" style:justify-single-word="false"/>
      <style:text-properties fo:color="#000000" officeooo:rsid="0046a33e" officeooo:paragraph-rsid="0046a33e"/>
    </style:style>
    <style:style style:name="P66" style:family="paragraph" style:parent-style-name="Standard">
      <style:paragraph-properties fo:text-align="start" style:justify-single-word="false"/>
      <style:text-properties fo:color="#000000" officeooo:rsid="0046a33e" officeooo:paragraph-rsid="0046a33e"/>
    </style:style>
    <style:style style:name="P67" style:family="paragraph" style:parent-style-name="Standard">
      <style:paragraph-properties fo:text-align="start" style:justify-single-word="false"/>
      <style:text-properties fo:color="#ff0000" fo:font-size="12pt" officeooo:rsid="0021310f" officeooo:paragraph-rsid="0021310f" fo:background-color="transparent" style:font-size-asian="12pt" style:font-size-complex="12pt"/>
    </style:style>
    <style:style style:name="P68" style:family="paragraph" style:parent-style-name="Standard">
      <style:paragraph-properties fo:text-align="start" style:justify-single-word="false"/>
      <style:text-properties fo:color="#ff0000" fo:font-size="10pt" officeooo:rsid="0040f41f" officeooo:paragraph-rsid="0040f41f" style:font-size-asian="10pt" style:font-size-complex="10pt"/>
    </style:style>
    <style:style style:name="P69" style:family="paragraph" style:parent-style-name="Standard">
      <style:paragraph-properties fo:text-align="start" style:justify-single-word="false"/>
      <style:text-properties fo:color="#ff0000" fo:font-size="10pt" officeooo:rsid="0040f41f" officeooo:paragraph-rsid="0043f57c" style:font-size-asian="10pt" style:font-size-complex="10pt"/>
    </style:style>
    <style:style style:name="P70" style:family="paragraph" style:parent-style-name="Standard">
      <style:paragraph-properties fo:text-align="start" style:justify-single-word="false"/>
      <style:text-properties fo:color="#ff0000" fo:font-size="9pt" officeooo:rsid="0046a33e" officeooo:paragraph-rsid="0046a33e" style:font-size-asian="9pt" style:font-size-complex="9pt"/>
    </style:style>
    <style:style style:name="P71" style:family="paragraph" style:parent-style-name="Standard" style:list-style-name="L5">
      <style:paragraph-properties fo:text-align="start" style:justify-single-word="false"/>
      <style:text-properties officeooo:rsid="00249e49" officeooo:paragraph-rsid="00257f25"/>
    </style:style>
    <style:style style:name="P72" style:family="paragraph" style:parent-style-name="Standard" style:list-style-name="L5">
      <style:paragraph-properties fo:text-align="start" style:justify-single-word="false"/>
      <style:text-properties officeooo:rsid="0025fa55" officeooo:paragraph-rsid="0025fa55"/>
    </style:style>
    <style:style style:name="P73" style:family="paragraph" style:parent-style-name="Standard" style:list-style-name="L6">
      <style:paragraph-properties fo:text-align="start" style:justify-single-word="false"/>
      <style:text-properties officeooo:rsid="0046a33e" officeooo:paragraph-rsid="0046a33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officeooo:rsid="001dacf1"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e0d3b" style:font-size-asian="14pt" style:font-weight-asian="bold" style:font-size-complex="14pt" style:font-weight-complex="bold"/>
    </style:style>
    <style:style style:name="T5" style:family="text">
      <style:text-properties fo:font-size="14pt" fo:font-weight="bold" officeooo:rsid="00301c4e" style:font-size-asian="14pt" style:font-weight-asian="bold" style:font-size-complex="14pt" style:font-weight-complex="bold"/>
    </style:style>
    <style:style style:name="T6" style:family="text">
      <style:text-properties fo:background-color="#ffff00" loext:char-shading-value="0"/>
    </style:style>
    <style:style style:name="T7" style:family="text">
      <style:text-properties officeooo:rsid="00097756" fo:background-color="#ffff00" loext:char-shading-value="0"/>
    </style:style>
    <style:style style:name="T8" style:family="text">
      <style:text-properties officeooo:rsid="00189c3c" fo:background-color="#ffff00" loext:char-shading-value="0"/>
    </style:style>
    <style:style style:name="T9" style:family="text">
      <style:text-properties officeooo:rsid="000a7f0b" fo:background-color="#ffff00" loext:char-shading-value="0"/>
    </style:style>
    <style:style style:name="T10" style:family="text">
      <style:text-properties officeooo:rsid="00097756"/>
    </style:style>
    <style:style style:name="T11" style:family="text">
      <style:text-properties fo:background-color="transparent" loext:char-shading-value="0"/>
    </style:style>
    <style:style style:name="T12" style:family="text">
      <style:text-properties officeooo:rsid="003878ce" fo:background-color="transparent" loext:char-shading-value="0"/>
    </style:style>
    <style:style style:name="T13" style:family="text">
      <style:text-properties officeooo:rsid="00427a5d" fo:background-color="transparent" loext:char-shading-value="0"/>
    </style:style>
    <style:style style:name="T14" style:family="text">
      <style:text-properties officeooo:rsid="000a7f0b"/>
    </style:style>
    <style:style style:name="T15" style:family="text">
      <style:text-properties officeooo:rsid="000b5adc"/>
    </style:style>
    <style:style style:name="T16" style:family="text">
      <style:text-properties fo:font-size="12pt" style:font-size-asian="12pt" style:font-size-complex="12pt"/>
    </style:style>
    <style:style style:name="T17" style:family="text">
      <style:text-properties fo:font-size="12pt" officeooo:rsid="0007c8a4" style:font-size-asian="12pt" style:font-size-complex="12pt"/>
    </style:style>
    <style:style style:name="T18" style:family="text">
      <style:text-properties fo:font-size="12pt" officeooo:rsid="001b5de3" style:font-size-asian="12pt" style:font-size-complex="12pt"/>
    </style:style>
    <style:style style:name="T19" style:family="text">
      <style:text-properties fo:font-size="12pt" officeooo:rsid="001dacf1" style:font-size-asian="12pt" style:font-size-complex="12pt"/>
    </style:style>
    <style:style style:name="T20" style:family="text">
      <style:text-properties fo:font-size="12pt" fo:background-color="#ffff00" loext:char-shading-value="0" style:font-size-asian="12pt" style:font-size-complex="12pt"/>
    </style:style>
    <style:style style:name="T21" style:family="text">
      <style:text-properties fo:font-size="12pt" officeooo:rsid="0007c8a4" fo:background-color="#ffff00" loext:char-shading-value="0" style:font-size-asian="12pt" style:font-size-complex="12pt"/>
    </style:style>
    <style:style style:name="T22" style:family="text">
      <style:text-properties fo:font-size="12pt" fo:background-color="transparent" loext:char-shading-value="0" style:font-size-asian="12pt" style:font-size-complex="12pt"/>
    </style:style>
    <style:style style:name="T23" style:family="text">
      <style:text-properties fo:font-size="12pt" officeooo:rsid="0021310f" fo:background-color="transparent" loext:char-shading-value="0" style:font-size-asian="12pt" style:font-size-complex="12pt"/>
    </style:style>
    <style:style style:name="T24" style:family="text">
      <style:text-properties fo:font-size="12pt" officeooo:rsid="001f9ec2" fo:background-color="transparent" loext:char-shading-value="0" style:font-size-asian="12pt" style:font-size-complex="12pt"/>
    </style:style>
    <style:style style:name="T25" style:family="text">
      <style:text-properties fo:font-size="12pt" officeooo:rsid="003692e3" fo:background-color="transparent" loext:char-shading-value="0" style:font-size-asian="12pt" style:font-size-complex="12pt"/>
    </style:style>
    <style:style style:name="T26" style:family="text">
      <style:text-properties fo:font-size="12pt" officeooo:rsid="003878ce" fo:background-color="transparent" loext:char-shading-value="0" style:font-size-asian="12pt" style:font-size-complex="12pt"/>
    </style:style>
    <style:style style:name="T27" style:family="text">
      <style:text-properties fo:font-size="12pt" officeooo:rsid="003b9a36" fo:background-color="transparent" loext:char-shading-value="0" style:font-size-asian="12pt" style:font-size-complex="12pt"/>
    </style:style>
    <style:style style:name="T28" style:family="text">
      <style:text-properties fo:font-size="12pt" officeooo:rsid="00427a5d" fo:background-color="transparent" loext:char-shading-value="0" style:font-size-asian="12pt" style:font-size-complex="12pt"/>
    </style:style>
    <style:style style:name="T29" style:family="text">
      <style:text-properties fo:font-size="12pt" fo:background-color="#800080" loext:char-shading-value="0" style:font-size-asian="12pt" style:font-size-complex="12pt"/>
    </style:style>
    <style:style style:name="T30" style:family="text">
      <style:text-properties fo:font-size="12pt" officeooo:rsid="000c3b01" fo:background-color="#800080" loext:char-shading-value="0" style:font-size-asian="12pt" style:font-size-complex="12pt"/>
    </style:style>
    <style:style style:name="T31" style:family="text">
      <style:text-properties fo:font-size="12pt" fo:font-weight="bold" fo:background-color="transparent" loext:char-shading-value="0" style:font-size-asian="12pt" style:font-weight-asian="bold" style:font-size-complex="12pt" style:font-weight-complex="bold"/>
    </style:style>
    <style:style style:name="T32" style:family="text">
      <style:text-properties fo:background-color="#800080" loext:char-shading-value="0"/>
    </style:style>
    <style:style style:name="T33" style:family="text">
      <style:text-properties fo:color="#000000"/>
    </style:style>
    <style:style style:name="T34" style:family="text">
      <style:text-properties fo:color="#000000" fo:background-color="#2a6099" loext:char-shading-value="0"/>
    </style:style>
    <style:style style:name="T35" style:family="text">
      <style:text-properties fo:color="#000000" officeooo:rsid="0021310f" fo:background-color="#2a6099" loext:char-shading-value="0"/>
    </style:style>
    <style:style style:name="T36" style:family="text">
      <style:text-properties fo:color="#000000" fo:font-size="12pt" fo:background-color="transparent" loext:char-shading-value="0" style:font-size-asian="12pt" style:font-size-complex="12pt"/>
    </style:style>
    <style:style style:name="T37" style:family="text">
      <style:text-properties fo:color="#000000" fo:font-size="12pt" officeooo:rsid="0021310f" fo:background-color="transparent" loext:char-shading-value="0" style:font-size-asian="12pt" style:font-size-complex="12pt"/>
    </style:style>
    <style:style style:name="T38" style:family="text">
      <style:text-properties fo:color="#000000" fo:font-size="12pt" officeooo:rsid="00257f25" fo:background-color="transparent" loext:char-shading-value="0" style:font-size-asian="12pt" style:font-size-complex="12pt"/>
    </style:style>
    <style:style style:name="T39" style:family="text">
      <style:text-properties fo:color="#000000" fo:font-size="12pt" officeooo:rsid="000c3b01" fo:background-color="transparent" loext:char-shading-value="0" style:font-size-asian="12pt" style:font-size-complex="12pt"/>
    </style:style>
    <style:style style:name="T40" style:family="text">
      <style:text-properties fo:color="#000000" fo:font-size="12pt" officeooo:rsid="002f238f" fo:background-color="transparent" loext:char-shading-value="0" style:font-size-asian="12pt" style:font-size-complex="12pt"/>
    </style:style>
    <style:style style:name="T41" style:family="text">
      <style:text-properties fo:color="#000000" fo:font-size="12pt" officeooo:rsid="0025fa55" fo:background-color="transparent" loext:char-shading-value="0" style:font-size-asian="12pt" style:font-size-complex="12pt"/>
    </style:style>
    <style:style style:name="T42" style:family="text">
      <style:text-properties fo:color="#000000" fo:font-size="12pt" officeooo:rsid="003692e3" fo:background-color="transparent" loext:char-shading-value="0" style:font-size-asian="12pt" style:font-size-complex="12pt"/>
    </style:style>
    <style:style style:name="T43" style:family="text">
      <style:text-properties fo:color="#000000" fo:font-size="12pt" officeooo:rsid="003878ce" fo:background-color="transparent" loext:char-shading-value="0" style:font-size-asian="12pt" style:font-size-complex="12pt"/>
    </style:style>
    <style:style style:name="T44" style:family="text">
      <style:text-properties fo:color="#000000" fo:font-size="12pt" officeooo:rsid="003b9a36" fo:background-color="transparent" loext:char-shading-value="0" style:font-size-asian="12pt" style:font-size-complex="12pt"/>
    </style:style>
    <style:style style:name="T45" style:family="text">
      <style:text-properties fo:color="#000000" fo:font-size="12pt" officeooo:rsid="003f092c" fo:background-color="transparent" loext:char-shading-value="0" style:font-size-asian="12pt" style:font-size-complex="12pt"/>
    </style:style>
    <style:style style:name="T46" style:family="text">
      <style:text-properties fo:color="#000000" fo:font-size="12pt" officeooo:rsid="0045e297" fo:background-color="transparent" loext:char-shading-value="0" style:font-size-asian="12pt" style:font-size-complex="12pt"/>
    </style:style>
    <style:style style:name="T47" style:family="text">
      <style:text-properties fo:color="#000000" fo:font-size="12pt" officeooo:rsid="0045594a" fo:background-color="transparent" loext:char-shading-value="0" style:font-size-asian="12pt" style:font-size-complex="12pt"/>
    </style:style>
    <style:style style:name="T48" style:family="text">
      <style:text-properties fo:color="#000000" fo:font-size="12pt" fo:background-color="#ffff00" loext:char-shading-value="0" style:font-size-asian="12pt" style:font-size-complex="12pt"/>
    </style:style>
    <style:style style:name="T49" style:family="text">
      <style:text-properties fo:color="#000000" fo:font-size="12pt" officeooo:rsid="0021310f" fo:background-color="#ffff00" loext:char-shading-value="0" style:font-size-asian="12pt" style:font-size-complex="12pt"/>
    </style:style>
    <style:style style:name="T50" style:family="text">
      <style:text-properties fo:color="#000000" fo:font-size="12pt" officeooo:rsid="00257f25" fo:background-color="#ffff00" loext:char-shading-value="0" style:font-size-asian="12pt" style:font-size-complex="12pt"/>
    </style:style>
    <style:style style:name="T51" style:family="text">
      <style:text-properties fo:color="#000000" fo:font-size="12pt" officeooo:rsid="0025fa55" fo:background-color="#ffff00" loext:char-shading-value="0" style:font-size-asian="12pt" style:font-size-complex="12pt"/>
    </style:style>
    <style:style style:name="T52" style:family="text">
      <style:text-properties fo:color="#000000" fo:font-size="12pt" officeooo:rsid="002f238f" fo:background-color="#ffff00" loext:char-shading-value="0" style:font-size-asian="12pt" style:font-size-complex="12pt"/>
    </style:style>
    <style:style style:name="T53" style:family="text">
      <style:text-properties fo:color="#000000" fo:font-size="12pt" officeooo:rsid="003f092c" fo:background-color="#ffff00" loext:char-shading-value="0" style:font-size-asian="12pt" style:font-size-complex="12pt"/>
    </style:style>
    <style:style style:name="T54" style:family="text">
      <style:text-properties fo:color="#000000" fo:font-size="12pt" officeooo:rsid="000c3b01" fo:background-color="#800080" loext:char-shading-value="0" style:font-size-asian="12pt" style:font-size-complex="12pt"/>
    </style:style>
    <style:style style:name="T55" style:family="text">
      <style:text-properties fo:color="#000000" fo:font-size="12pt" fo:font-weight="bold" officeooo:rsid="0045e297" fo:background-color="transparent" loext:char-shading-value="0" style:font-size-asian="12pt" style:font-weight-asian="bold" style:font-size-complex="12pt" style:font-weight-complex="bold"/>
    </style:style>
    <style:style style:name="T56" style:family="text">
      <style:text-properties fo:color="#000000" fo:background-color="#800080" loext:char-shading-value="0"/>
    </style:style>
    <style:style style:name="T57" style:family="text">
      <style:text-properties fo:color="#000000" officeooo:rsid="002f238f"/>
    </style:style>
    <style:style style:name="T58" style:family="text">
      <style:text-properties fo:color="#000000" officeooo:rsid="0025fa55"/>
    </style:style>
    <style:style style:name="T59" style:family="text">
      <style:text-properties fo:color="#000000" fo:font-size="10pt" officeooo:rsid="001f9ec2" fo:background-color="#2a6099" loext:char-shading-value="0" style:font-size-asian="10pt" style:font-size-complex="10pt"/>
    </style:style>
    <style:style style:name="T60" style:family="text">
      <style:text-properties fo:color="#000000" fo:font-size="10pt" officeooo:rsid="003692e3" fo:background-color="#2a6099" loext:char-shading-value="0" style:font-size-asian="10pt" style:font-size-complex="10pt"/>
    </style:style>
    <style:style style:name="T61" style:family="text">
      <style:text-properties officeooo:rsid="0021310f"/>
    </style:style>
    <style:style style:name="T62" style:family="text">
      <style:text-properties officeooo:rsid="002a97e0"/>
    </style:style>
    <style:style style:name="T63" style:family="text">
      <style:text-properties officeooo:rsid="002af5bb"/>
    </style:style>
    <style:style style:name="T64" style:family="text">
      <style:text-properties fo:color="#ff0000" fo:font-size="12pt" fo:background-color="transparent" loext:char-shading-value="0" style:font-size-asian="12pt" style:font-size-complex="12pt"/>
    </style:style>
    <style:style style:name="T65" style:family="text">
      <style:text-properties fo:color="#ff0000" fo:font-size="10pt" fo:background-color="transparent" loext:char-shading-value="0" style:font-size-asian="10pt" style:font-size-complex="10pt"/>
    </style:style>
    <style:style style:name="T66" style:family="text">
      <style:text-properties fo:color="#ff0000" fo:font-size="10pt" officeooo:rsid="00427a5d" fo:background-color="transparent" loext:char-shading-value="0" style:font-size-asian="10pt" style:font-size-complex="10pt"/>
    </style:style>
    <style:style style:name="T67" style:family="text">
      <style:text-properties fo:color="#ff0000" fo:font-size="10pt" officeooo:rsid="0043f57c" fo:background-color="transparent" loext:char-shading-value="0" style:font-size-asian="10pt" style:font-size-complex="10pt"/>
    </style:style>
    <style:style style:name="T68" style:family="text">
      <style:text-properties fo:color="#ff0000" fo:font-size="9pt" fo:background-color="transparent" loext:char-shading-value="0"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xpress Js - Node Js</text:span> </text:p>
      <text:p text:style-name="P1"><text:span text:style-name="T3">Introduction</text:span> </text:p>
      <text:list xml:id="list3163120993" text:style-name="L1">
        <text:list-item>
          <text:p text:style-name="P21">Express is a node frame work. I<text:span text:style-name="T63">t</text:span> does a similar job to the job jQuery does with the DOM. By making the developer’s developing work easier. </text:p>
        </text:list-item>
        <text:list-item>
          <text:p text:style-name="P22">The benefits of a backend is that the code runs on the server side not the client side. Therefore, the user only receives the results &amp; does not need to deal with the actual processing of the code</text:p>
        </text:list-item>
        <text:list-item>
          <text:p text:style-name="P23">This is the work flow you will go through every time you build a new website</text:p>
        </text:list-item>
      </text:list>
      <text:p text:style-name="P3">Creating a Server on the Local Machine.</text:p>
      <text:list xml:id="list3080357304" text:style-name="L2">
        <text:list-item>
          <text:p text:style-name="P25">The purpose of this is to have access to the backend libraries which allow us to run code on the server machine not the client machine. Also express has many cool features to ease the usage of the backend</text:p>
        </text:list-item>
        <text:list-item>
          <text:p text:style-name="P24">This is the work flow you will go through every time you build a new website</text:p>
        </text:list-item>
      </text:list>
      <text:list xml:id="list1495489286" text:style-name="L3">
        <text:list-item>
          <text:p text:style-name="P26">Within the same folder the .js file is created at. Type “<text:span text:style-name="T6">npm init</text:span>”. <text:span text:style-name="T10">This will run through a utility that will help you create a .json file. Then, when done press enter </text:span></text:p>
          <text:list>
            <text:list-item>
              <text:p text:style-name="P41"><text:span text:style-name="T17">“</text:span><text:span text:style-name="T21">npm init</text:span><text:span text:style-name="T17">” </text:span><text:span text:style-name="T18">is</text:span><text:span text:style-name="T17"> used to set up a new or existing npm package</text:span></text:p>
            </text:list-item>
          </text:list>
        </text:list-item>
        <text:list-item>
          <text:p text:style-name="P27"><text:span text:style-name="T10">Type the name of the package you want to have in that folder. That package will have a .json form. The name of the package will be inside parentheses (e.g., </text:span><text:span text:style-name="T7">(</text:span><text:span text:style-name="T8">myExpress</text:span><text:span text:style-name="T7">)</text:span><text:span text:style-name="T10">). When done press enter</text:span></text:p>
        </text:list-item>
        <text:list-item>
          <text:p text:style-name="P28">Type the version (e.g., (1.0.0))</text:p>
        </text:list-item>
        <text:list-item>
          <text:p text:style-name="P27"><text:span text:style-name="T10">Enter a description about the package (e.g., “</text:span><text:span text:style-name="T7">This is </text:span><text:span text:style-name="T8">project for a server</text:span><text:span text:style-name="T10">”)</text:span></text:p>
        </text:list-item>
        <text:list-item>
          <text:p text:style-name="P29"><text:span text:style-name="T10">E</text:span>nter the “enter point”. This is the name of the main .js file. It is recommended that you create that js file before hand. (e.g., (<text:span text:style-name="T6">index.js</text:span>))</text:p>
          <text:list>
            <text:list-item>
              <text:p text:style-name="P29">Entry point is the javascript file that will be invoked when consumers of your module “require” it, this file will include the main logic for your module, or if it is a large module you can export public functions found with other files (typically in the lib directory</text:p>
            </text:list-item>
            <text:list-item>
              <text:p text:style-name="P29">For any project, entry point is the file from which execution starts. It depends on project configuration and run time environment of the technology we are using. Examples : For a node.js project app.js is used initializes the app and glues everything together.</text:p>
            </text:list-item>
          </text:list>
        </text:list-item>
        <text:list-item>
          <text:p text:style-name="P29">Ignore, “test command”, “git repository”, “keywords” <text:s/></text:p>
        </text:list-item>
        <text:list-item>
          <text:p text:style-name="P27"><text:span text:style-name="T14">Enter the “author”’s name (e.g., </text:span><text:span text:style-name="T9">Moe</text:span><text:span text:style-name="T14">)</text:span></text:p>
        </text:list-item>
        <text:list-item>
          <text:p text:style-name="P29">Enter the licence e.g., ((<text:span text:style-name="T6">ISC</text:span>) or (<text:span text:style-name="T6">MIT</text:span>))</text:p>
        </text:list-item>
        <text:list-item>
          <text:p text:style-name="P29">A preview of the .json file will be made. If you type “<text:span text:style-name="T6">(yes)</text:span>”. Then, it will proceed to creating it. <text:span text:style-name="T15">Now within the same folder a .json file has been created</text:span></text:p>
        </text:list-item>
        <text:list-item>
          <text:p text:style-name="P30">Install the Express package </text:p>
          <text:list>
            <text:list-item>
              <text:p text:style-name="P48"><text:span text:style-name="T16">Follow the steps available at: </text:span><text:a xlink:type="simple" xlink:href="http://expressjs.com/en/starter/installing.html" text:style-name="Internet_20_link" text:visited-style-name="Visited_20_Internet_20_Link"><text:span text:style-name="T16">http://expressjs.com/en/starter/installing.html</text:span></text:a></text:p>
            </text:list-item>
            <text:list-item>
              <text:p text:style-name="P31">From the steps on the above site. We already followed everything in the above steps expect adding express. Therefore to add express type the following in CMD, <text:span text:style-name="T62">You must be in the same folder as the folder you created your server at</text:span> “<text:span text:style-name="T6">npm install express</text:span>”.</text:p>
              <text:list>
                <text:list-item>
                  <text:p text:style-name="P31">This will add express into the dependencies in the JSON file</text:p>
                </text:list-item>
                <text:list-item>
                  <text:p text:style-name="P32">Also, a “node_module” folder will be added. This folder contains the express package and all the packages that it depends on. Every time you add a package its name will be added to the dependencies and then the actual package and everything that it depends on will be added to the “node_modules” folder</text:p>
                </text:list-item>
              </text:list>
            </text:list-item>
          </text:list>
        </text:list-item>
      </text:list>
      <text:p text:style-name="P7"/>
      <text:p text:style-name="P4"><text:span text:style-name="T2">Utilizing Express to create a a single file app (e.g., Hello World example</text:span><text:span text:style-name="T19">)</text:span></text:p>
      <text:list xml:id="list2215556210" text:style-name="L4">
        <text:list-item>
          <text:p text:style-name="P33">Source: https://expressjs.com/en/starter/hello-world.html</text:p>
        </text:list-item>
        <text:list-item>
          <text:p text:style-name="P34">The following example is a single file app. Not an express generator app, which when used creates the scaffolding for a full app with numerous JS files, jade, templates, sub-directories, etc</text:p>
        </text:list-item>
        <text:list-item>
          <text:p text:style-name="P35"><text:soft-page-break/>The purpose of the application: </text:p>
          <text:list>
            <text:list-item>
              <text:p text:style-name="P36">This web application will initialize a working server and constantly listen to web port of “3000” for connections. If anyone connects to that port it will respond with “hello world”. Otherwise, for all the other ports it will respond with “404 Not Found”. <text:span text:style-name="T63">A port is similar to a radio’s channel.</text:span></text:p>
            </text:list-item>
            <text:list-item>
              <text:p text:style-name="P37">A port is just a channel that communication of the internet occurs over</text:p>
            </text:list-item>
          </text:list>
        </text:list-item>
        <text:list-item>
          <text:p text:style-name="P34">The code that you should be pasted into the .js file is : </text:p>
        </text:list-item>
      </text:list>
      <text:p text:style-name="P8"><text:span text:style-name="T34">const</text:span> express = <text:span text:style-name="T32">require</text:span>('express');</text:p>
      <text:p text:style-name="P11">//Require the express package</text:p>
      <text:p text:style-name="P11"/>
      <text:p text:style-name="P6"><text:span text:style-name="T54">app</text:span><text:span text:style-name="T39">.listen(</text:span><text:span text:style-name="T37">p</text:span><text:span text:style-name="T23">ort, function() {</text:span></text:p>
      <text:p text:style-name="P6"><text:span text:style-name="T23">console.log(“server started on port 3000”</text:span><text:span text:style-name="T24">)</text:span><text:span text:style-name="T23">})</text:span><text:span text:style-name="T24">;</text:span></text:p>
      <text:p text:style-name="P13">//<text:span text:style-name="T61">This utilizes the listen method of the express module which will listen to the port 3000 of your server </text:span></text:p>
      <text:p text:style-name="P6"><text:span text:style-name="T59">//</text:span><text:span text:style-name="T60">Everything within the app (i.d., express() package) such as app.get will be returning content to the specified port in the app.listen method </text:span></text:p>
      <text:p text:style-name="P13"><text:span text:style-name="T34">//</text:span><text:span text:style-name="T35">Then because of the addition of the call back function, every time we listen to port 3000 we will get the console.log message</text:span></text:p>
      <text:p text:style-name="P50"/>
      <text:p text:style-name="P8"><text:span text:style-name="T56">app</text:span><text:span text:style-name="T33">.get("/", function(req,res){</text:span></text:p>
      <text:p text:style-name="P17">res.send("&lt;h2&gt; Hi there &lt;/h2&gt;");</text:p>
      <text:p text:style-name="P17">});</text:p>
      <text:p text:style-name="P14">// app.get is a method provided by express and it allows our server to react when a browser attempts to access the server by making a get request</text:p>
      <text:p text:style-name="P14">// app.get(The location of the get respect "/" means the root , call back function)</text:p>
      <text:p text:style-name="P14">// The app.get request with the "/" stands to what will happen when we make a get request to the home page (root directory)</text:p>
      <text:p text:style-name="P14">// response.send("hello"); <text:s/>or res.send("hello")-&gt; Using the send method of the response object. This will make your site have a single word response of "hello"</text:p>
      <text:p text:style-name="P50"/>
      <text:p text:style-name="P8"><text:span text:style-name="T34">const</text:span> app = <text:span text:style-name="T32">express</text:span>();</text:p>
      <text:p text:style-name="P11">//app is a function that represents the express module</text:p>
      <text:p text:style-name="P8"><text:span text:style-name="T34">const</text:span> port = 3000;</text:p>
      <text:p text:style-name="P17"/>
      <text:p text:style-name="P17"/>
      <text:p text:style-name="P67"/>
      <text:p text:style-name="P12"/>
      <text:list xml:id="list4035889508" text:style-name="L5">
        <text:list-item>
          <text:p text:style-name="P42"><text:span text:style-name="T37">The location of the specific port on your PC can be found by typing “</text:span><text:span text:style-name="T49">127.0.0.1:3000</text:span><text:span text:style-name="T37">” in the URL of any browser </text:span><text:span text:style-name="T45">or “</text:span><text:span text:style-name="T53">localhost:3000</text:span><text:span text:style-name="T45">”</text:span></text:p>
          <text:list>
            <text:list-item>
              <text:p text:style-name="P71"><text:span text:style-name="T37">N</text:span><text:span text:style-name="T36">ote you need to be running the script that initializes the server first and not exist it</text:span></text:p>
            </text:list-item>
            <text:list-item>
              <text:p text:style-name="P71"><text:span text:style-name="T36"><text:s/></text:span><text:span text:style-name="T38">If you get “</text:span><text:span text:style-name="T50">Cannot GET /</text:span><text:span text:style-name="T38">” this means that the server attempted to access port 3000 and did not get any response back</text:span></text:p>
              <text:list>
                <text:list-item>
                  <text:p text:style-name="P72"><text:span text:style-name="T38">T</text:span><text:span text:style-name="T36">he “</text:span><text:span text:style-name="T48">/</text:span><text:span text:style-name="T36">” represents the root directory of the site it is the same “</text:span><text:span text:style-name="T48">/</text:span><text:span text:style-name="T36">” in “</text:span><text:a xlink:type="simple" xlink:href="http://www.google.com/" text:style-name="Internet_20_link" text:visited-style-name="Visited_20_Internet_20_Link"><text:span text:style-name="T48">www.google.com/</text:span></text:a><text:span text:style-name="T36">”</text:span></text:p>
                </text:list-item>
              </text:list>
            </text:list-item>
          </text:list>
        </text:list-item>
      </text:list>
      <text:p text:style-name="P53"/>
      <text:p text:style-name="P49">The Route </text:p>
      <text:list xml:id="list221019746477018" text:continue-list="list3163120993" text:style-name="L1">
        <text:list-item>
          <text:p text:style-name="P43"><text:span text:style-name="T40">The route is the location we are attempting to contact. </text:span><text:span text:style-name="T38">T</text:span><text:span text:style-name="T41">he “</text:span><text:span text:style-name="T51">/</text:span><text:span text:style-name="T41">” represents the root directory of the site it is the same “</text:span><text:span text:style-name="T51">/</text:span><text:span text:style-name="T41">” in “</text:span><text:a xlink:type="simple" xlink:href="http://www.google.com/" text:style-name="Internet_20_link" text:visited-style-name="Visited_20_Internet_20_Link"><text:span text:style-name="T51">www.google.com/</text:span></text:a><text:span text:style-name="T41">”. <text:s/></text:span><text:span text:style-name="T38">T</text:span><text:span text:style-name="T41">he “</text:span><text:span text:style-name="T51">/</text:span><text:span text:style-name="T52">name</text:span><text:span text:style-name="T41">” represents the </text:span><text:span text:style-name="T40">email directory after the “</text:span><text:span text:style-name="T52">/</text:span><text:span text:style-name="T40">” directory. To access this directory you must type </text:span><text:span text:style-name="T37">“</text:span><text:span text:style-name="T49">127.0.0.1:3000/</text:span><text:span text:style-name="T52">name</text:span><text:span text:style-name="T37">”</text:span><text:span text:style-name="T41"> directory of</text:span></text:p>
        </text:list-item>
        <text:list-item>
          <text:p text:style-name="P54">Example of accessing the “email” directory after selecting port 3000</text:p>
        </text:list-item>
      </text:list>
      <text:p text:style-name="P5"><text:span text:style-name="T54">app</text:span><text:span text:style-name="T39">.get("/</text:span><text:span text:style-name="T40">name</text:span><text:span text:style-name="T39">", function(req,res){</text:span></text:p>
      <text:p text:style-name="P9"><text:span text:style-name="T33">res.send("&lt;h2&gt; Hi there </text:span><text:span text:style-name="T57">my name is mohamd</text:span><text:span text:style-name="T33"> &lt;/h2&gt;");</text:span></text:p>
      <text:p text:style-name="P52">});</text:p>
      <text:p text:style-name="P52"><text:soft-page-break/></text:p>
      <text:p text:style-name="P52"/>
      <text:p text:style-name="P19"><text:span text:style-name="T5">nodemon </text:span><text:span text:style-name="T4"><text:s/></text:span><text:span text:style-name="T5">N</text:span><text:span text:style-name="T4"> </text:span></text:p>
      <text:list xml:id="list221019865018379" text:continue-numbering="true" text:style-name="L1">
        <text:list-item>
          <text:p text:style-name="P55">nodemon is a utility that constantly restart the server every time a change is made. Therefor you do not need to type “node server.js” in the CMD every time you want to run your server after making any changes</text:p>
        </text:list-item>
        <text:list-item>
          <text:p text:style-name="P38"><text:span text:style-name="T58">T</text:span><text:span text:style-name="T33">his utility is found at </text:span><text:a xlink:type="simple" xlink:href="https://www.npmjs.com/package/nodemon" text:style-name="Internet_20_link" text:visited-style-name="Visited_20_Internet_20_Link">https://www.npmjs.com/package/nodemon</text:a></text:p>
        </text:list-item>
        <text:list-item>
          <text:p text:style-name="P56">To allow nodemon do its thing. You must type the following in cmd after installing nodemon “nodemon server.js”. The “server.js” is the javascript file we want nodemon to constantly monitor. This will ensure that the server will update every time you make changes to the js file. But once you exit the JS file using the command line the port wont be accessible anymore. </text:p>
        </text:list-item>
      </text:list>
      <text:p text:style-name="P57"/>
      <text:p text:style-name="P10">Render HTML web pages as server responses</text:p>
      <text:list xml:id="list2427768208" text:style-name="L6">
        <text:list-item>
          <text:p text:style-name="P39">Resource: </text:p>
          <text:list>
            <text:list-item>
              <text:p text:style-name="P39">https://www.section.io/engineering-education/rendering-html-pages-as-a-http-server-response-using-node-js/</text:p>
            </text:list-item>
          </text:list>
        </text:list-item>
        <text:list-item>
          <text:p text:style-name="P44"><text:span text:style-name="T25">In a server, </text:span><text:span text:style-name="T26">y</text:span><text:span text:style-name="T25">ou need the </text:span><text:span text:style-name="T54">app</text:span><text:span text:style-name="T42">.listen which will specify where all the content shall be returned </text:span></text:p>
        </text:list-item>
        <text:list-item>
          <text:p text:style-name="P58">This method specifies returning HTML content from an .html file</text:p>
        </text:list-item>
        <text:list-item>
          <text:p text:style-name="P60"><text:span text:style-name="T22">The method is “</text:span><text:span text:style-name="T20">res.sendFile(path [, options] [, fn])</text:span><text:span text:style-name="T22">”</text:span></text:p>
          <text:list>
            <text:list-item>
              <text:p text:style-name="P60"><text:span text:style-name="T22">When the server is not hosted locally on your computer), we use </text:span><text:span text:style-name="T29">__dirname</text:span><text:span text:style-name="T22"> instead of the relative file path.</text:span></text:p>
            </text:list-item>
            <text:list-item>
              <text:p text:style-name="P60"><text:span text:style-name="T22">When the server is online, you might have no idea of your HTML file location. </text:span><text:span text:style-name="T29">__dirname</text:span><text:span text:style-name="T22"> will return the current file path no matter where it is hosted inside your project folders.</text:span></text:p>
            </text:list-item>
            <text:list-item>
              <text:p text:style-name="P60"><text:span text:style-name="T22">A common calling of an .html file inside the </text:span><text:span text:style-name="T30">app</text:span><text:span text:style-name="T22">.get method is “ res.sendFile(</text:span><text:span text:style-name="T20">__dirname + "/index.html"</text:span><text:span text:style-name="T22">);”</text:span></text:p>
            </text:list-item>
          </text:list>
        </text:list-item>
      </text:list>
      <text:p text:style-name="P18"><text:span text:style-name="T22">app.</text:span><text:span text:style-name="T29">get</text:span><text:span text:style-name="T22">("/", function(req,res){</text:span></text:p>
      <text:p text:style-name="P20"><text:span text:style-name="T36"><text:s text:c="2"/>res.sendFile(__di</text:span><text:span text:style-name="T22">rname + "/index.html");</text:span></text:p>
      <text:p text:style-name="P40">});</text:p>
      <text:p text:style-name="P15"><text:span text:style-name="T11">//</text:span><text:span text:style-name="T12">The response to the specific request will be the index.html file and to find its local location </text:span><text:span text:style-name="T32">__dirname</text:span><text:span text:style-name="T12"> is used</text:span></text:p>
      <text:p text:style-name="P16"><text:span text:style-name="T12">//T</text:span><text:span text:style-name="T11">herefore, if you run the server you will be directed to the index.html page</text:span></text:p>
      <text:p text:style-name="P61"/>
      <text:p text:style-name="P59">Processing Post Requests with Body Parser</text:p>
      <text:list xml:id="list221020132665685" text:continue-numbering="true" text:style-name="L6">
        <text:list-item>
          <text:p text:style-name="P46"><text:span text:style-name="T43">B</text:span><text:span text:style-name="T47">ody Parser is a node packages that allows users to </text:span><text:span text:style-name="T46">parse the HTTP requests. If we have a form in html to access its data we would need the </text:span><text:span text:style-name="T55">.urlencoded </text:span><text:span text:style-name="T46">method of body-parser</text:span></text:p>
        </text:list-item>
        <text:list-item>
          <text:p text:style-name="P73"><text:span text:style-name="T46">A</text:span><text:span text:style-name="T36">dding body-parser to the .js file after installing is done by the following code: </text:span></text:p>
        </text:list-item>
      </text:list>
      <text:p text:style-name="P47"><text:span text:style-name="T46">const bodyParser = require('body-parser');</text:span></text:p>
      <text:p text:style-name="P47"><text:span text:style-name="T46">app.use(bodyParser.urlencoded({</text:span></text:p>
      <text:p text:style-name="P47"><text:span text:style-name="T46"><text:s text:c="2"/>extended: true</text:span></text:p>
      <text:p text:style-name="P47"><text:span text:style-name="T46">}));</text:span></text:p>
      <text:list xml:id="list221019160235550" text:continue-numbering="true" text:style-name="L6">
        <text:list-item>
          <text:p text:style-name="P45"><text:span text:style-name="T43">P</text:span><text:span text:style-name="T44">rocessing the request made on the server’s directed pages (i.d., after going into whereever the server is listening (e.g., port 3000). The server will direct you to index.html page. Then you will have a specific response then, the server will perform calculations and present them to you)</text:span></text:p>
        </text:list-item>
        <text:list-item>
          <text:p text:style-name="P62"><text:span text:style-name="T27">T</text:span><text:span text:style-name="T22">he receiving end </text:span></text:p>
          <text:list>
            <text:list-item>
              <text:p text:style-name="P62"><text:span text:style-name="T22">This is what the customer that enters our webpage sees </text:span></text:p>
            </text:list-item>
            <text:list-item>
              <text:p text:style-name="P62"><text:span text:style-name="T22">This must be done in the </text:span><text:span text:style-name="T31">.html</text:span><text:span text:style-name="T22"> by having a &lt;form&gt; tag</text:span></text:p>
            </text:list-item>
            <text:list-item>
              <text:p text:style-name="P63"><text:span text:style-name="T27">T</text:span><text:span text:style-name="T22">he .html page’s &lt;form&gt; requires a “name” attribute to complete the back end dev calc. </text:span><text:span text:style-name="T28">The “name” will be stored in “Payload” </text:span></text:p>
            </text:list-item>
          </text:list>
        </text:list-item>
      </text:list>
      <text:p text:style-name="P64"><text:span text:style-name="T28"><text:s text:c="2"/>&lt;form action="/" method="post"&gt;</text:span></text:p>
      <text:p text:style-name="P64"><text:soft-page-break/><text:span text:style-name="T28"><text:s text:c="4"/></text:span><text:span text:style-name="T66">&lt;!-- The "action" attribute specifies where to send the form-data when a form is submitted by &lt;input type="submit" value="Calculate". </text:span><text:span text:style-name="T67">Also, the method indicates that this data will need to be processed</text:span><text:span text:style-name="T66">&gt;.</text:span></text:p>
      <text:p text:style-name="P64"><text:span text:style-name="T28"><text:s text:c="4"/>&lt;label for="fnum"&gt;First Number&lt;/label&gt;</text:span></text:p>
      <text:p text:style-name="P64"><text:span text:style-name="T28"><text:s text:c="4"/>&lt;input id="fnum" name='num1' type="text" placeholder="Enter your number here"&gt;</text:span></text:p>
      <text:p text:style-name="P68"><text:span text:style-name="T13"><text:s text:c="4"/>&lt;!-- The name attribute is essential to complete the back end calculations --&gt;</text:span></text:p>
      <text:p text:style-name="P64"><text:span text:style-name="T28"/></text:p>
      <text:p text:style-name="P64"><text:span text:style-name="T28"><text:s text:c="4"/>&lt;label for="snum"&gt;Second Number&lt;/label&gt;</text:span></text:p>
      <text:p text:style-name="P64"><text:span text:style-name="T28"><text:s text:c="4"/>&lt;input id="snum" name='num2' type="text" placeholder="Enter your number here"&gt;</text:span></text:p>
      <text:p text:style-name="P69"><text:span text:style-name="T13"><text:s text:c="4"/>&lt;!-- The name attribute is essential to complete the back end calculations --&gt;</text:span></text:p>
      <text:p text:style-name="P64"><text:span text:style-name="T28"><text:s text:c="4"/>&lt;input type="submit" value="Calculate"&gt;</text:span></text:p>
      <text:p text:style-name="P64"><text:span text:style-name="T28"><text:s text:c="2"/>&lt;/form&gt;</text:span></text:p>
      <text:list xml:id="list221019218305031" text:continue-numbering="true" text:style-name="L6">
        <text:list-item>
          <text:p text:style-name="P62"><text:span text:style-name="T22">The processing end </text:span></text:p>
          <text:list>
            <text:list-item>
              <text:p text:style-name="P62"><text:span text:style-name="T22">This is were we process the customer’s inputs and procedure an output and must be done in the </text:span><text:span text:style-name="T31">.js</text:span><text:span text:style-name="T22"> page </text:span></text:p>
            </text:list-item>
            <text:list-item>
              <text:p text:style-name="P65"><text:span text:style-name="T22">The process is done by installing the body-parser package then using the app.post method of express </text:span></text:p>
            </text:list-item>
          </text:list>
        </text:list-item>
      </text:list>
      <text:p text:style-name="P66"><text:span text:style-name="T22">app.post("/", function(req, res) {</text:span></text:p>
      <text:p text:style-name="P70"><text:span text:style-name="T11"><text:s text:c="2"/>// The app.post handles the POST request, which in this case made in the &lt;form&gt; in the html page</text:span></text:p>
      <text:p text:style-name="P70"><text:span text:style-name="T11"><text:s text:c="2"/>// The app.post handles the back end calculations. and that calculation will be Posted at “/" </text:span></text:p>
      <text:p text:style-name="P70"><text:span text:style-name="T11"><text:s text:c="2"/>// console.log(req.body); -&gt; is used to view all all the inputs from the customer or from the POST </text:span></text:p>
      <text:p text:style-name="P66"><text:span text:style-name="T22"><text:s text:c="2"/>var num_1 = Number(req.body.num1);</text:span></text:p>
      <text:p text:style-name="P70"><text:span text:style-name="T11"><text:s text:c="2"/>// The num1 is from the name attribute in the .html page. The req.body.num1 is from the body-parser, which is parsing the info</text:span></text:p>
      <text:p text:style-name="P70"><text:span text:style-name="T11"><text:s text:c="2"/>// Number is used to change the values to integer from string</text:span></text:p>
      <text:p text:style-name="P66"><text:span text:style-name="T22"><text:s text:c="2"/>var num_2 = Number(req.body.num2);</text:span></text:p>
      <text:p text:style-name="P70"><text:span text:style-name="T11"><text:s text:c="2"/>// The num2 is from the name attribute in the .html page. The req.body.num1 is from the body-parser, which is parsing the info</text:span></text:p>
      <text:p text:style-name="P70"><text:span text:style-name="T11"><text:s text:c="2"/>// Number is used to change the values to integer from string</text:span></text:p>
      <text:p text:style-name="P66"><text:span text:style-name="T22"><text:s text:c="2"/>var addition = num_1 + num_2;</text:span></text:p>
      <text:p text:style-name="P66"><text:span text:style-name="T22"><text:s text:c="2"/>res.send("The rests from the server are " + addition);</text:span></text:p>
      <text:p text:style-name="P66"><text:span text:style-name="T22"><text:s text:c="2"/></text:span><text:span text:style-name="T68">// res.send is what will be shown after he POST request has been satisfied</text:span></text:p>
      <text:p text:style-name="P66"><text:span text:style-name="T2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2T20:35:53.769612788</meta:creation-date>
    <dc:date>2022-10-04T22:10:17.572119257</dc:date>
    <meta:editing-duration>PT2H4M27S</meta:editing-duration>
    <meta:editing-cycles>12</meta:editing-cycles>
    <meta:generator>LibreOffice/6.4.7.2$Linux_X86_64 LibreOffice_project/40$Build-2</meta:generator>
    <meta:document-statistic meta:table-count="0" meta:image-count="0" meta:object-count="0" meta:page-count="4" meta:paragraph-count="116" meta:word-count="1767" meta:character-count="10375" meta:non-whitespace-character-count="8688"/>
  </office:meta>
</office:document-meta>
</file>